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3" style:master-page-name="">
      <style:paragraph-properties style:page-number="auto" fo:break-before="page"/>
    </style:style>
    <style:style style:name="P45" style:family="paragraph" style:parent-style-name="Heading_20_2"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ent-style-name="hlp_5f_tag" style:list-style-name="hlp_5f_tag"/>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10pt" fo:language="zxx" fo:country="none" style:text-underline-style="none" fo:font-weight="normal"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de-CH-3.2.1.oxt&#13;Update file created : curly_de-CH.update.xml&#13;&#13;05.04.2021 17:54:16&#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de-CH-A-3.2.1.oxt&#13;Update file created : curly_de-CH-A.update.xml&#13;&#13;05.04.2021 17:54:2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de-CH-L-3.2.1.oxt&#13;Update file created : curly_de-CH-L.update.xml&#13;&#13;05.04.2021 17:58:3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curly_de-C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190949209017311402"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920140436824996914" text:style-name="L2">
        <text:list-item>
          <text:p text:style-name="P48">Version 2.1.2 :</text:p>
        </text:list-item>
      </text:list>
      <text:list xml:id="list3131990105123766182" text:style-name="L3">
        <text:list-item>
          <text:list>
            <text:list-item>
              <text:p text:style-name="P49">Localized help : resolved non-functional hyperlink due to API incompatibility introduced by Apache OpenOffice 4.1 (and LibreOffice 4.0).</text:p>
            </text:list-item>
          </text:list>
        </text:list-item>
      </text:list>
      <text:list xml:id="list37821733" text:continue-list="list6920140436824996914" text:style-name="L2">
        <text:list-item>
          <text:p text:style-name="P48">Version 2.1.1 :</text:p>
        </text:list-item>
      </text:list>
      <text:list xml:id="list3946611549862803329"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7813543" text:continue-list="list37821733" text:style-name="L2">
        <text:list-item>
          <text:p text:style-name="P48">Version 2.1.0 :</text:p>
        </text:list-item>
      </text:list>
      <text:list xml:id="list8046195100661710474"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7794750" text:continue-list="list37813543" text:style-name="L2">
        <text:list-item>
          <text:p text:style-name="P48">Version 2.0.0 :</text:p>
        </text:list-item>
      </text:list>
      <text:list xml:id="list6388635025494604567"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7819288" text:continue-list="list37794750" text:style-name="L2">
        <text:list-item>
          <text:p text:style-name="P48">Version 1.5.3 :</text:p>
        </text:list-item>
      </text:list>
      <text:list xml:id="list3118228823728784422"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326266882361882485"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C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6" svg:width="0.802cm" svg:height="0.451cm" svg:x="2.3cm" svg:y="0.199cm" draw:control="control1"/><draw:control text:anchor-type="paragraph" draw:z-index="4"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6" svg:width="0.802cm" svg:height="0.451cm" svg:x="2.304cm" svg:y="0.199cm" draw:control="control3"/><draw:control text:anchor-type="paragraph" draw:z-index="6" draw:style-name="gr1" draw:text-style-name="P86" svg:width="9cm" svg:height="0.451cm" svg:x="3.6cm" svg:y="0.196cm" draw:control="control4"/>To version</text:p>
      <text:p text:style-name="Frame_20_contents"/>
      <text:p text:style-name="Frame_20_contents"/>
      <text:p text:style-name="Frame_20_contents"><draw:control text:anchor-type="paragraph" draw:z-index="7" draw:style-name="gr1" draw:text-style-name="P87" svg:width="8.362cm" svg:height="0.689cm" svg:x="3.621cm" svg:y="0.252cm" draw:control="control5"/></text:p>
      <text:p text:style-name="Frame_20_contents"/>
      <text:p text:style-name="P34">Compilation results</text:p>
      <text:p text:style-name="P34"><draw:control text:anchor-type="paragraph" draw:z-index="8"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6" svg:width="0.802cm" svg:height="0.451cm" svg:x="2.33cm" svg:y="0.199cm" draw:control="control6"/><draw:control text:anchor-type="paragraph" draw:z-index="11"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6" svg:width="0.802cm" svg:height="0.451cm" svg:x="2.33cm" svg:y="0.199cm" draw:control="control8"/><draw:control text:anchor-type="paragraph" draw:z-index="13"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6" svg:width="0.802cm" svg:height="0.451cm" svg:x="2.33cm" svg:y="0.199cm" draw:control="control11"/><draw:control text:anchor-type="paragraph" draw:z-index="18"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8"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346468317260416959"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643771138746556427"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841807734779947578"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83203960894063083"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345516224237340567"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5723528624102111741"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702715770043522537"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020086768052036569"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956049881797217021" text:style-name="L17">
        <text:list-item>
          <text:p text:style-name="P63">Arg1 : <text:span text:style-name="InstructionMacro">String</text:span> : mandatory, type of control used for the button</text:p>
        </text:list-item>
      </text:list>
      <text:list xml:id="list1264859200814566088"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672374778412938381"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432867240942896288"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008056415560884409"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5743311451899064490"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29481634080446279"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492571006855910687"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67079330094303905"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884841973446675201"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53393656726383131"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587757570382490689"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452290959973838234"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5249617917587530493"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425622657431926261"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304279017191805981"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269512978691725496"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769193917070113848"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curly_de-C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CH)</text:p>
      <text:p text:style-name="tooltipText"/>
      <text:p text:style-name="tooltipLang"><text:bookmark-start text:name="__RefHeading__44467_325084090"/>Tooltip de<text:bookmark-end text:name="__RefHeading__44467_325084090"/></text:p>
      <text:p text:style-name="descrText">curly (de-CH)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127724428858328309"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1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93494078670750595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67569429803812055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60229396807985020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781913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11325640699584260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0615755091271828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44327807899815881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86</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87</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87</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87</dc:date>
     <text:p>internal</text:p>
     <text:p>Page2</text:p>
     <text:p/>
    </office:annotation>Paragraph styles</text:p>
      <text:p text:style-name="P28"><office:annotation>
     <dc:creator>BM</dc:creator>
     <dc:date>2008-03-13T00:00:00.87</dc:date>
     <text:p>internal</text:p>
     <text:p>Page7</text:p>
     <text:p/>
    </office:annotation>Hyperlinks</text:p>
      <text:p text:style-name="hlp_5f_paragraph"><text:span text:style-name="T14"><office:annotation>
      <dc:creator>BM</dc:creator>
      <dc:date>2008-03-13T00:00:00.87</dc:date>
      <text:p>internal</text:p>
      <text:p>Page3</text:p>
      <text:p/>
     </office:annotation></text:span><text:span text:style-name="T14">Text formatting</text:span></text:p>
      <text:p text:style-name="P28"><office:annotation>
     <dc:creator>BM</dc:creator>
     <dc:date>2008-03-26T00:00:00.87</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88</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88</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88</dc:date>
     <text:p>external</text:p>
     <text:p>text/swriter/main0210.xhp</text:p>
     <text:p/>
    </office:annotation><text:span text:style-name="T14">Preview topic</text:span> </text:p>
      <text:p text:style-name="hlp_5f_paragraph">This hyperlink displays <text:s/><office:annotation>
     <dc:creator>BM</dc:creator>
     <dc:date>2008-03-15T00:00:00.88</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7813152" text:continue-list="list493494078670750595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7815713" text:continue-list="list3781913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89</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89</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90</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37811861" text:continue-list="list3781315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CH</text:file-name><text:bookmark-end text:name="__RefHeading__78180_325084090"/></text:h>
      <text:p text:style-name="Standard"/>
      <text:p text:style-name="Text_20_body">(See next page)</text:p>
      <text:p text:style-name="helpLang"><text:bookmark-start text:name="__RefHeading__78182_3250840901"/>Help en<text:bookmark-end text:name="__RefHeading__78182_3250840901"/></text:p>
      <text:p text:style-name="hlp_5f_page">Page1 : "curly quotes" help</text:p>
      <text:list xml:id="list37824399" text:continue-list="list37811861" text:style-name="hlp_5f_tag">
        <text:list-item>
          <text:p text:style-name="hlp_5f_tag">Index Writer = Curly quotes;conventions</text:p>
        </text:list-item>
        <text:list-item>
          <text:p text:style-name="hlp_5f_tag">Index = Apostrophe | Dash | Dialog | Quotation mark | Quote</text:p>
        </text:list-item>
        <text:list-item>
          <text:p text:style-name="P84">setURL("", "org.peter88213.curly_de-CH:H001") = Click this button please – Contextual help : Conventions</text:p>
        </text:list-item>
      </text:list>
      <text:p text:style-name="hlp_5f_paragraph"/>
      <text:p text:style-name="hlp_5f_head1">“Curly quotes” conversion for LibreOffice and OpenOffice</text:p>
      <text:p text:style-name="hlp_5f_head2"><text:bookmark text:name="conventions"/>Conventions</text:p>
      <text:p text:style-name="hlp_5f_head3"><text:bookmark text:name="definitions"/>Definitions</text:p>
      <text:list xml:id="list37795610" text:continue-list="list37815713" text:style-name="hlp_5f_list_5f_dot">
        <text:list-item>
          <text:p text:style-name="hlp_5f_list_5f_dot"><text:span text:style-name="hlp_5f_emph">Typewriter style:</text:span> The text consists of the characters of the typewriter keyboard.</text:p>
        </text:list-item>
        <text:list-item>
          <text:p text:style-name="hlp_5f_list_5f_dot"><text:span text:style-name="hlp_5f_emph">Language style:</text:span> The text contains typographical characters according to country-specific punctuation rules.</text:p>
        </text:list-item>
      </text:list>
      <text:p text:style-name="hlp_5f_head3"><text:bookmark text:name="apostrophes"/>Apostrophes</text:p>
      <text:list xml:id="list37803843" text:continue-numbering="true" text:style-name="hlp_5f_list_5f_dot">
        <text:list-item>
          <text:p text:style-name="hlp_5f_list_5f_dot">In order to avoid confusion with single quotes, it is advised to substitute leading or trailing apostrophes by a number sign (#) when typing.</text:p>
        </text:list-item>
        <text:list-item>
          <text:p text:style-name="hlp_5f_list_5f_dot">Number signs (#) will be replaced with apostrophes when converting from typewriter style to a language style.</text:p>
        </text:list-item>
        <text:list-item>
          <text:p text:style-name="hlp_5f_list_5f_dot">When converting from a language style to typewriter style, apostrophes might be replaced automatically with number signs (#).</text:p>
        </text:list-item>
      </text:list>
      <text:p text:style-name="hlp_5f_head3"><text:bookmark text:name="dashes"/>Dashes</text:p>
      <text:list xml:id="list37824478" text:continue-numbering="true" text:style-name="hlp_5f_list_5f_dot">
        <text:list-item>
          <text:p text:style-name="hlp_5f_list_5f_dot">In order to avoid confusion with hyphens, it is advised to substitute dashes by double hyphens (--) when typing.</text:p>
        </text:list-item>
        <text:list-item>
          <text:p text:style-name="hlp_5f_list_5f_dot">Double hyphens (--) will be replaced with dashes when converting from typewriter style to a language style.</text:p>
        </text:list-item>
        <text:list-item>
          <text:p text:style-name="hlp_5f_list_5f_dot">When converting from a language style to typewriter style, dashes might be replaced automatically with double hyphens (--).</text:p>
        </text:list-item>
      </text:list>
      <text:p text:style-name="hlp_5f_head3"><text:bookmark text:name="dialog-view"/>Dialog view</text:p>
      <text:list xml:id="list37816955" text:continue-numbering="true" text:style-name="hlp_5f_list_5f_dot">
        <text:list-item>
          <text:p text:style-name="hlp_5f_list_5f_dot">Dialog view is only possible in a language style.</text:p>
        </text:list-item>
        <text:list-item>
          <text:p text:style-name="hlp_5f_list_5f_dot">When going back from Dialog view to normal view, the whole document’s font colour is set to black.</text:p>
        </text:list-item>
      </text:list>
      <text:p text:style-name="hlp_5f_head3"><text:bookmark text:name="other-languages"/>Other languages</text:p>
      <text:list xml:id="list37809740" text:continue-numbering="true" text:style-name="hlp_5f_list_5f_dot">
        <text:list-item>
          <text:p text:style-name="hlp_5f_list_5f_dot">You can install several language variants in parallel. Use the exchange format to convert quotation marks between different languages.</text:p>
        </text:list-item>
        <text:list-item>
          <text:p text:style-name="hlp_5f_list_5f_dot">Conversion th the exchange format is only possible from a language style.</text:p>
        </text:list-item>
      </text:list>
      <text:p text:style-name="hlp_5f_paragraph"/>
      <text:p text:style-name="hlp_5f_tree"><text:soft-page-break/>node = “Curly quotes” extension help</text:p>
      <text:p text:style-name="hlp_5f_tree"><text:tab/>page = Page1 = Conventions</text:p>
      <text:p text:style-name="hlp_5f_tree">/node</text:p>
      <text:p text:style-name="hlp_5f_paragraph"/>
      <text:p text:style-name="helpLang">Help fr</text:p>
      <text:p text:style-name="hlp_5f_page">Page1 : "curly quotes" aide</text:p>
      <text:list xml:id="list37799186" text:continue-list="list37824399" text:style-name="hlp_5f_tag">
        <text:list-item>
          <text:p text:style-name="P84">Index Writer = <text:span text:style-name="T21">Guillemets</text:span>;conventions</text:p>
        </text:list-item>
        <text:list-item>
          <text:p text:style-name="P84">Index = Apostrophe | <text:span text:style-name="T21">Tiret</text:span> | Dialogue | <text:span text:style-name="T21">Guillemet</text:span></text:p>
        </text:list-item>
        <text:list-item>
          <text:p text:style-name="P84">setURL("", "org.peter88213.curly_de-CH:H001") = Click this button please – Contextual help : Conventions</text:p>
        </text:list-item>
      </text:list>
      <text:p text:style-name="hlp_5f_head1">Conversion des guillemets pour LibreOffice et OpenOffice</text:p>
      <text:p text:style-name="hlp_5f_head2"><text:bookmark text:name="conventions1"/>Conventions</text:p>
      <text:p text:style-name="hlp_5f_head3"><text:bookmark text:name="définitions"/>Définitions</text:p>
      <text:list xml:id="list37816964" text:continue-list="list37809740" text:style-name="hlp_5f_list_5f_dot">
        <text:list-item>
          <text:p text:style-name="hlp_5f_list_5f_dot"><text:span text:style-name="hlp_5f_emph">Style de la machine à écrire:</text:span> Le texte est constitué des caractères du clavier de la machine à écrire.</text:p>
        </text:list-item>
        <text:list-item>
          <text:p text:style-name="hlp_5f_list_5f_dot"><text:span text:style-name="hlp_5f_emph">Style de langue:</text:span> Le texte contient des caractères typographiques selon les règles de ponctuation propres à chaque pays.</text:p>
        </text:list-item>
      </text:list>
      <text:p text:style-name="hlp_5f_head3"><text:bookmark text:name="des-apostrophes"/>Des apostrophes</text:p>
      <text:list xml:id="list37825425" text:continue-numbering="true" text:style-name="hlp_5f_list_5f_dot">
        <text:list-item>
          <text:p text:style-name="hlp_5f_list_5f_dot">Afin d’éviter toute confusion avec les guillemets simples, il est conseillé de remplacer les apostrophes de tête ou de queue par un croisillon (#) lorsque vous tapez.</text:p>
        </text:list-item>
        <text:list-item>
          <text:p text:style-name="hlp_5f_list_5f_dot">Les croisillons (#) seront remplacés par des apostrophes lors de la conversion du style de la machine à écrire en style de langue .</text:p>
        </text:list-item>
        <text:list-item>
          <text:p text:style-name="hlp_5f_list_5f_dot">Lors de la conversion d’un style de langue en style de machine à écrire , les apostrophes peuvent être remplacées automatiquement par des croisillons (#).</text:p>
        </text:list-item>
      </text:list>
      <text:p text:style-name="hlp_5f_head3"><text:bookmark text:name="des-tirets"/>Des tirets</text:p>
      <text:list xml:id="list37799981" text:continue-numbering="true" text:style-name="hlp_5f_list_5f_dot">
        <text:list-item>
          <text:p text:style-name="hlp_5f_list_5f_dot">Afin d’éviter toute confusion avec les traits d’union, il est conseillé de remplacer les tirets par des doubles traits d’union (--) lorsque vous tapez.</text:p>
        </text:list-item>
        <text:list-item>
          <text:p text:style-name="hlp_5f_list_5f_dot">Les doubles traits d’union (--) seront remplacés par des tirets lors de la conversion du style de la machine à écrire en style de langue .</text:p>
        </text:list-item>
        <text:list-item>
          <text:p text:style-name="hlp_5f_list_5f_dot">Lors de la conversion d’un “style de langue” en style de machine à écrire, les tirets peuvent être remplacés automatiquement par des doubles tirets (--).</text:p>
        </text:list-item>
      </text:list>
      <text:p text:style-name="hlp_5f_head3"><text:bookmark text:name="vue-dialogue"/>Vue dialogue</text:p>
      <text:list xml:id="list37795652" text:continue-numbering="true" text:style-name="hlp_5f_list_5f_dot">
        <text:list-item>
          <text:p text:style-name="hlp_5f_list_5f_dot">Vue dialogue n’est possible que dans un style de langue.</text:p>
        </text:list-item>
        <text:list-item>
          <text:p text:style-name="hlp_5f_list_5f_dot">Lorsque l’on passe de la Vue dialogue à la Vue normale, la couleur de la police de l’ensemble du document est réglée sur le noir.</text:p>
        </text:list-item>
      </text:list>
      <text:p text:style-name="hlp_5f_head3"><text:bookmark text:name="autres-langues"/>Autres langues</text:p>
      <text:list xml:id="list37818045" text:continue-numbering="true" text:style-name="hlp_5f_list_5f_dot">
        <text:list-item>
          <text:p text:style-name="hlp_5f_list_5f_dot">Vous pouvez installer plusieurs variantes linguistiques en parallèle. Utilisez le format d’échange pour convertir <text:soft-page-break/>les guillemets entre les différentes langues.</text:p>
        </text:list-item>
        <text:list-item>
          <text:p text:style-name="hlp_5f_list_5f_dot">La conversion du format d’échange n’est possible qu’à partir d’un style de langue.</text:p>
        </text:list-item>
      </text:list>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elpLang">Help de</text:p>
      <text:p text:style-name="hlp_5f_page">Page1 : Anführungszeichen Hilfe</text:p>
      <text:list xml:id="list37814217" text:continue-list="list37799186" text:style-name="hlp_5f_tag">
        <text:list-item>
          <text:p text:style-name="P84">Index Writer = <text:span text:style-name="T21">Anführungszeichen</text:span>;Konventionen</text:p>
        </text:list-item>
        <text:list-item>
          <text:p text:style-name="P84">Index = Apostroph | <text:span text:style-name="T21">Gedankenstrich</text:span> | <text:span text:style-name="T21">Wörtliche Rede</text:span> | <text:span text:style-name="T21">Anführungszeichen</text:span></text:p>
        </text:list-item>
        <text:list-item>
          <text:p text:style-name="P84">setURL("", "org.peter88213.curly_de-CH:H001") = Click this button please – Contextual help : Conventions</text:p>
        </text:list-item>
      </text:list>
      <text:p text:style-name="hlp_5f_head1">Konvertierung von Anführungszeichen für LibreOffice und OpenOffice</text:p>
      <text:p text:style-name="hlp_5f_head2"><text:bookmark text:name="konventionen"/>Konventionen</text:p>
      <text:p text:style-name="hlp_5f_head3"><text:bookmark text:name="definitionen"/>Definitionen</text:p>
      <text:list xml:id="list37803313" text:continue-list="list37818045" text:style-name="hlp_5f_list_5f_dot">
        <text:list-item>
          <text:p text:style-name="hlp_5f_list_5f_dot"><text:span text:style-name="hlp_5f_emph">Schreibmaschinenstil</text:span>: Der Text besteht aus den Zeichen der Schreibmaschinentastatur.</text:p>
        </text:list-item>
        <text:list-item>
          <text:p text:style-name="hlp_5f_list_5f_dot"><text:span text:style-name="hlp_5f_emph">Sprachenstil</text:span>: Der Text enthält typographische Zeichen nach länderspezifischen Interpunktionsregeln.</text:p>
        </text:list-item>
      </text:list>
      <text:p text:style-name="hlp_5f_head3"><text:bookmark text:name="apostrophe"/>Apostrophe</text:p>
      <text:list xml:id="list37809799" text:continue-numbering="true" text:style-name="hlp_5f_list_5f_dot">
        <text:list-item>
          <text:p text:style-name="hlp_5f_list_5f_dot">Um Verwechslungen mit einfachen Anführungszeichen zu vermeiden, ist es ratsam, führende oder nachlaufende Apostrophe bei der Eingabe durch ein Nummernzeichen (#) zu ersetzen.</text:p>
        </text:list-item>
        <text:list-item>
          <text:p text:style-name="hlp_5f_list_5f_dot">Nummernzeichen (#) werden bei der Konvertierung von Schreibmaschinenstil in einen Sprachenstil durch Apostrophe ersetzt.</text:p>
        </text:list-item>
        <text:list-item>
          <text:p text:style-name="hlp_5f_list_5f_dot">Bei der Konvertierung von einem Sprachenstil in den Schreibmaschinenstil werden Apostrophe eventuell automatisch durch Nummernzeichen (#) ersetzt.</text:p>
        </text:list-item>
      </text:list>
      <text:p text:style-name="hlp_5f_head3"><text:bookmark text:name="bindestriche"/>Bindestriche</text:p>
      <text:list xml:id="list37805126" text:continue-numbering="true" text:style-name="hlp_5f_list_5f_dot">
        <text:list-item>
          <text:p text:style-name="hlp_5f_list_5f_dot">Um Verwechslungen mit Trennstrichen zu vermeiden, wird empfohlen, Bindestriche bei der Eingabe durch doppelte Trennstriche (--) zu ersetzen.</text:p>
        </text:list-item>
        <text:list-item>
          <text:p text:style-name="hlp_5f_list_5f_dot">Doppelte Trennstriche (--) werden bei der Umwandlung von Schreibmaschinenstil in einen Sprachenstil durch Gedankenstriche ersetzt.</text:p>
        </text:list-item>
        <text:list-item>
          <text:p text:style-name="hlp_5f_list_5f_dot">Bei der Konvertierung von einem Sprachenstil in den Schreibmaschinenstil werden Bindestriche eventuell automatisch durch doppelte Trennstriche (--) ersetzt.</text:p>
        </text:list-item>
      </text:list>
      <text:p text:style-name="hlp_5f_head3"><text:bookmark text:name="dialogansicht"/>Dialogansicht</text:p>
      <text:list xml:id="list37818992" text:continue-numbering="true" text:style-name="hlp_5f_list_5f_dot">
        <text:list-item>
          <text:p text:style-name="hlp_5f_list_5f_dot">Dialogansicht ist nur in einem Sprachenstil möglich.</text:p>
        </text:list-item>
        <text:list-item>
          <text:p text:style-name="hlp_5f_list_5f_dot">Wenn Sie von der Dialogansicht zur Normalansicht zurückgehen, wird die Schriftfarbe des gesamten Dokuments auf Schwarz gesetzt.</text:p>
        </text:list-item>
      </text:list>
      <text:p text:style-name="hlp_5f_head3"><text:bookmark text:name="andere-sprachen"/>Andere Sprachen</text:p>
      <text:list xml:id="list37825458" text:continue-numbering="true" text:style-name="hlp_5f_list_5f_dot">
        <text:list-item>
          <text:p text:style-name="hlp_5f_list_5f_dot"><text:soft-page-break/>Sie können mehrere Sprachvarianten parallel installieren. Verwenden Sie das Austauschformat, um Anführungszeichen zwischen verschiedenen Sprachen zu konvertieren.</text:p>
        </text:list-item>
        <text:list-item>
          <text:p text:style-name="hlp_5f_list_5f_dot">Die Konvertierung des Austauschformats ist nur von einem Sprachenstil aus möglich.</text:p>
        </text:list-item>
      </text:list>
      <text:p text:style-name="hlp_5f_paragraph"/>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C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4</text:page-number>/<text:page-count>54</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4" meta:paragraph-count="1309" meta:word-count="14078" meta:character-count="8752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CH", "3.2.1")

  setExtensionDescription("en, de, fr")
  setDisplayName("en", "curly (de-CH)")
  setDisplayName("de", "curly (de-CH)")
  setTooltip("en, de", "en") ' deprecated ! starting from 3.1,use instead setExtensionDescription
 
  setPublisherName("en", "Peter Triesberger", "https://github.com/peter88213")
  setLicense("en")

  beginUpdateInformation("direct", "direct") 
	setUpdateSource("https://raw.githubusercontent.com/peter88213/curly-de-CH/master/", "https://raw.githubusercontent.com/peter88213/curly-de-CH/master/")
  endUpdateInformation

 endDescription  


beginAnnexes 
  useLibrary("Basic", "curly_de-CH/")
endAnnexes


beginAddonUI

  beginOfficeHelp
	   beginTitles()
	  	setTitle("curly de-CH Help", "en")
    	setTitle("curly de-CH Hilfe", "de")
      endTitles
      setURL("Basic", "curly_de-CH", "help", "show_help")
  endOfficeHelp

  beginOfficeMenuBarMerging

    beginMergeInstruction("Writer")
      	setMergePoint(".uno:FormatMenu\.uno:PageDialog", "AddAfter", "AddLast") 

      	beginMergeItems
      
        	addSeparator
        	
		    beginMenu
		      beginTitles
			    setTitle("curly de-CH")
		      endTitles
		
		      beginMenuItems
		
				beginCommand
		            beginTitles("Writer")
		              setTitle("Format all to Swiss typographical style", "en")
		              setTitle("Formatiere alles nach schweizerischen Regeln", "de")
		            endTitles
		            setURL("Basic", "curly_de-CH", "QM_de_CH", "Main")
				endCommand
				
				beginCommand
		            beginTitles("Writer")
		              setTitle("Back to typewriter style", "en")
		              setTitle("Zurück zum Schreibmaschinenstil", "de")
		            endTitles
		            setURL("Basic", "curly_de-CH", "QM_de_CH", "TypewriterView")
				endCommand
		
		        addSeparator
		
				beginCommand
		            beginTitles("Writer")
		              setTitle("Convert quotes into exchange format", "en")
		              setTitle("Anführungszeichen in Austauschformat umwandeln", "de")
		            endTitles
		            setURL("Basic", "curly_de-CH", "QM_de_CH", "SubstituteQuotes")
				endCommand
		
		        addSeparator
		        
				beginCommand
		            beginTitles("Writer")
		              setTitle("Gedankenstriche und Ellipsen gegen Trennung schützen", "de")
		              setTitle("Protect dashes and ellipses against hyphenation", "en")
		            endTitles
		            setURL("Basic", "curly_de-CH", "QM_de_CH", "ProtectQM")
				endCommand
		
				beginCommand
		            beginTitles("Writer")
		              setTitle("Trennschutz für Gedankenstriche und Ellipsen aufheben", "de")
		              setTitle("Unprotect dashes and ellipses against hyphenation", "en")
		            endTitles
		            setURL("Basic", "curly_de-CH", "QM_de_CH", "UnprotectQM")
				endCommand
		
		        addSeparator
		
				beginCommand
				    beginTitles("Writer")
		              setTitle("Number sign to apostrophe (# → ’)", "en")
		              setTitle("Raute zu Apostroph (# → ’)", "de")
		            endTitles
		            setURL("Basic", "curly_de-CH", "Common", "Apostrophe")
					setImage("icons/Apostrophe")
				endCommand
		
				beginCommand
		            beginTitles("Writer")
		              setTitle("Three periods to ellipsis (... → …)", "en")
		             setTitle("Drei Punkte zu Ellipse (... → …)", "de")
		             endTitles
		            setURL("Basic", "curly_de-CH", "Common", "Ellipsis")
					setImage("icons/Ellipsis")
				endCommand
				
				beginCommand
		            beginTitles("Writer")
		              setTitle("Two hyphens to en-dash (-- → –)", "en")
		              setTitle("Zwei Trennstriche zu Gedankenstrich (-- → –)", "de")
		            endTitles
		            setURL("Basic", "curly_de-CH", "Common", "En_dash")
				endCommand
				
				beginCommand
		            beginTitles("Writer")
		              setTitle("En-dash to two hyphens (– → --)", "en")
		              setTitle("Gedankenstrich zu zwei Trennstrichen (– → --)", "de")
		            endTitles
		            setURL("Basic", "curly_de-CH", "Revert", "Dash")
				endCommand
				
		        addSeparator
		
				beginCommand
		            beginTitles("Writer")
		              setTitle("German style quotation marks to guillemets („, ‘“ → «‹ ›»)", "en")
		              setTitle("Gänsefüsschen zu Guillemets („, ‘“ → «‹ ›»)", "de")
		            endTitles
		            setURL("Basic", "curly_de-CH", "QM_de_CH", "NormalQuotes")
				endCommand
				
				beginCommand
		            beginTitles("Writer")
		              setTitle("Guillemets to German style quotation marks («‹ ›» → „, ‘“)", "en")
		              setTitle("Guillemets zu Gänsefüsschen («‹ ›» → „, ‘“)", "de")
		            endTitles
		            setURL("Basic", "curly_de-CH", "QM_de_CH", "AlternativeQuotes")
				endCommand
		
		        addSeparator
		        
				beginCommand
		            beginTitles("Writer")
		              setTitle("Show direct speech (works with swiss style quotation marks)", "en")
		              setTitle("Zeige wörtliche Rede (funktioniert mit schweizerischen Anführungszeichen)", "de")
		            endTitles
		            setURL("Basic", "curly_de-CH", "QM_de_CH", "ShowDirectSpeech")
				endCommand
		
				beginCommand
		            beginTitles("Writer")
		              setTitle("Back to standard view", "en")
		              setTitle("Zurück zur Normalansicht", "de")
		            endTitles
		            setURL("Basic", "curly_de-CH", "QM_de_CH", "StandardView")
				endCommand    
		
	        	addSeparator
	
				beginCommand
		            beginTitles("Writer")
				 	    setTitle("Help", "en")
				        setTitle("Hilfe", "de")
		            endTitles
		            setURL("Basic", "curly_de-CH", "help", "show_help")
				endCommand
				
		      endMenuItems
		    endMenu
		
    	endMergeItems

  	endMergeInstruction

  endOfficeMenuBarMerging
  

  beginOfficeToolbar

    beginTbTitles("Writer")
      setTitle("curly de-CH")
    endTbTitles

		beginButton()
            beginTitles("Writer")
              setTitle("Convert ellipses and apostrophes", "en")
              setTitle("Konvertiere Ellipsen und Apostrophe", "de")
            endTitles
            setURL("Basic", "curly_de-CH", "Common", "Main")
			setImage("icons/Work")
		endButton

		beginButton()
            beginTitles("Writer")
              setTitle("en-dash to two hyphens (– → --)", "en")
              setTitle("Gedankenstrich zu zwei Trennstrichen (– → --)", "de")
            endTitles
            setURL("Basic", "curly_de-CH", "Revert", "Dash")
			setImage("icons/DoubleHyphen")
		endButton    

		beginButton()
            beginTitles("Writer")
              setTitle("two hyphens to en-dash (-- → –)", "en")
              setTitle("zwei Trennstriche zu Gedankenstrich (-- → –)", "de")
            endTitles
            setURL("Basic", "curly_de-CH", "Common", "En_dash")
			setImage("icons/EnDash")
		endButton    

        addSeparator

		beginButton()
            beginTitles("Writer")
              setTitle("Show direct speech (works with swiss style quotation marks)", "en")
              setTitle("Zeige wörtliche Rede (funktioniert mit schweizerischen Anführungszeichen)", "de")
            endTitles
            setURL("Basic", "curly_de-CH", "QM_de_CH", "ShowDirectSpeech")
			setImage("icons/DirectSpeech")
		endButton

		beginButton()
            beginTitles("Writer")
              setTitle("Back to standard view", "en")
              setTitle("Zurück zur Normalansicht", "de")
            endTitles
            setURL("Basic", "curly_de-CH", "QM_de_CH", "StandardView")
			setImage("icons/StandardView")
		endButton    

  endOfficeToolbar
  


  beginAddonMenu
	
    beginMenu
      beginTitles
	    setTitle("curly de-CH")
      endTitles

      beginMenuItems

		beginCommand
            beginTitles("Writer")
              setTitle("Format all to Swiss typographical style", "en")
              setTitle("Formatiere alles nach schweizerischen Regeln", "de")
            endTitles
            setURL("Basic", "curly_de-CH", "QM_de_CH", "Main")
		endCommand
		
		beginCommand
            beginTitles("Writer")
              setTitle("Back to typewriter style", "en")
              setTitle("Zurück zum Schreibmaschinenstil", "de")
            endTitles
            setURL("Basic", "curly_de-CH", "QM_de_CH", "TypewriterView")
		endCommand

        addSeparator

		beginCommand
            beginTitles("Writer")
              setTitle("Convert quotes into exchange format", "en")
              setTitle("Anführungszeichen in Austauschformat umwandeln", "de")
            endTitles
            setURL("Basic", "curly_de-CH", "QM_de_CH", "SubstituteQuotes")
		endCommand

        addSeparator
        
		beginCommand
            beginTitles("Writer")
              setTitle("Gedankenstriche und Ellipsen gegen Trennung schützen", "de")
              setTitle("Protect dashes and ellipses against hyphenation", "en")
            endTitles
            setURL("Basic", "curly_de-CH", "QM_de_CH", "ProtectQM")
		endCommand

		beginCommand
            beginTitles("Writer")
              setTitle("Trennschutz für Gedankenstriche und Ellipsen aufheben", "de")
              setTitle("Unprotect dashes and ellipses against hyphenation", "en")
            endTitles
            setURL("Basic", "curly_de-CH", "QM_de_CH", "UnprotectQM")
		endCommand

        addSeparator

		beginCommand
		    beginTitles("Writer")
              setTitle("Number sign to apostrophe (# → ’)", "en")
              setTitle("Raute zu Apostroph (# → ’)", "de")
            endTitles
            setURL("Basic", "curly_de-CH", "Common", "Apostrophe")
			setImage("icons/Apostrophe")
		endCommand

		beginCommand
            beginTitles("Writer")
              setTitle("Three periods to ellipsis (... → …)", "en")
             setTitle("Drei Punkte zu Ellipse (... → …)", "de")
             endTitles
            setURL("Basic", "curly_de-CH", "Common", "Ellipsis")
			setImage("icons/Ellipsis")
		endCommand
		
		beginCommand
            beginTitles("Writer")
              setTitle("Two hyphens to en-dash (-- → –)", "en")
              setTitle("Zwei Trennstriche zu Gedankenstrich (-- → –)", "de")
            endTitles
            setURL("Basic", "curly_de-CH", "Common", "En_dash")
		endCommand
		
		beginCommand
            beginTitles("Writer")
              setTitle("En-dash to two hyphens (– → --)", "en")
              setTitle("Gedankenstrich zu zwei Trennstrichen (– → --)", "de")
            endTitles
            setURL("Basic", "curly_de-CH", "Revert", "Dash")
		endCommand
		
        addSeparator

		beginCommand
            beginTitles("Writer")
              setTitle("German style quotation marks to guillemets („, ‘“ → «‹ ›»)", "en")
              setTitle("Gänsefüsschen zu Guillemets („, ‘“ → «‹ ›»)", "de")
            endTitles
            setURL("Basic", "curly_de-CH", "QM_de_CH", "NormalQuotes")
		endCommand
		
		beginCommand
            beginTitles("Writer")
              setTitle("Guillemets to German style quotation marks («‹ ›» → „, ‘“)", "en")
              setTitle("Guillemets zu Gänsefüsschen («‹ ›» → „, ‘“)", "de")
            endTitles
            setURL("Basic", "curly_de-CH", "QM_de_CH", "AlternativeQuotes")
		endCommand

        addSeparator
        
		beginCommand
            beginTitles("Writer")
              setTitle("Show direct speech (works with swiss style quotation marks)", "en")
              setTitle("Zeige wörtliche Rede (funktioniert mit schweizerischen Anführungszeichen)", "de")
           endTitles
            setURL("Basic", "curly_de-CH", "QM_de_CH", "ShowDirectSpeech")
		endCommand

		beginCommand
            beginTitles("Writer")
              setTitle("Back to standard view", "en")
              setTitle("Zurück zur Normalansicht", "de")
            endTitles
            setURL("Basic", "curly_de-CH", "QM_de_CH", "StandardView")
		endCommand    

       	addSeparator

		beginCommand
            beginTitles("Writer")
		 	    setTitle("Help", "en")
		        setTitle("Hilfe", "de")
            endTitles
            setURL("Basic", "curly_de-CH",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